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173cm"/>
    </style:style>
    <style:style style:name="co40" style:family="table-column">
      <style:table-column-properties fo:break-before="auto" style:column-width="3.724cm"/>
    </style:style>
    <style:style style:name="co41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number-columns-repeated="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office:value-type="string">
            <text:p>F</text:p>
          </table:table-cell>
          <table:table-cell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2624">
            <text:p>262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office:value-type="string">
            <text:p>F</text:p>
          </table:table-cell>
          <table:table-cell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table:style-name="ce1"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Salary:</text:p>
          </table:table-cell>
          <table:table-cell table:style-name="ce27" table:formula="of:=SUM([.I1:.I15])" office:value-type="float" office:value="52633000">
            <text:p>52,63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1" office:value-type="string">
            <text:p>None</text:p>
          </table:table-cell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2001000">
            <text:p>82,001,000.00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7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3">
            <text:p>3</text:p>
          </table:table-cell>
          <table:table-cell table:number-columns-repeated="6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619000">
            <text:p>58,619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716000">
            <text:p>48,716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39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59:00</dc:date>
    <meta:editing-duration>P341DT6H6M15S</meta:editing-duration>
    <meta:editing-cycles>672</meta:editing-cycles>
    <dc:creator>Ben Miller</dc:creator>
    <meta:document-statistic meta:table-count="11" meta:cell-count="2533" meta:object-count="0"/>
    <meta:user-defined meta:name=""/>
  </office:meta>
</office:document-meta>
</file>